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b80" officeooo:paragraph-rsid="000e1b80"/>
    </style:style>
    <style:style style:name="P2" style:family="paragraph" style:parent-style-name="Standard">
      <style:text-properties officeooo:rsid="000e9153" officeooo:paragraph-rsid="000e9153"/>
    </style:style>
    <style:style style:name="P3" style:family="paragraph" style:parent-style-name="Standard">
      <style:text-properties officeooo:rsid="000fb8a2" officeooo:paragraph-rsid="000fb8a2"/>
    </style:style>
    <style:style style:name="P4" style:family="paragraph" style:parent-style-name="Standard">
      <style:text-properties officeooo:rsid="0010b7f0" officeooo:paragraph-rsid="0010b7f0"/>
    </style:style>
    <style:style style:name="P5" style:family="paragraph" style:parent-style-name="Standard">
      <style:text-properties officeooo:rsid="0011affe" officeooo:paragraph-rsid="0011affe"/>
    </style:style>
    <style:style style:name="P6" style:family="paragraph" style:parent-style-name="Standard">
      <style:text-properties officeooo:rsid="0012a1f8" officeooo:paragraph-rsid="0012a1f8"/>
    </style:style>
    <style:style style:name="T1" style:family="text">
      <style:text-properties officeooo:rsid="001427cb"/>
    </style:style>
    <style:style style:name="T2" style:family="text">
      <style:text-properties officeooo:rsid="0014ec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s des routes :</text:p>
      <text:p text:style-name="P1"/>
      <text:p text:style-name="P1">/home/</text:p>
      <text:p text:style-name="P1">Page d'accueil de l'application web et page par défaut</text:p>
      <text:p text:style-name="P1"/>
      <text:p text:style-name="P1">/prestations/</text:p>
      <text:p text:style-name="P1">Affiche la liste de toutes les prestations disponible et indisponibles</text:p>
      <text:p text:style-name="P1"/>
      <text:p text:style-name="P1">/prestation/?id=x</text:p>
      <text:p text:style-name="P1">Affiche les détails d'une prestation par rapport à l'id passé en paramètre dans l'url</text:p>
      <text:p text:style-name="P1"/>
      <text:p text:style-name="P1">/categories/</text:p>
      <text:p text:style-name="P1">Affiche la liste des catégories</text:p>
      <text:p text:style-name="P1"/>
      <text:p text:style-name="P1">/categorie/?id=x</text:p>
      <text:p text:style-name="P1">Affiche les prestations qui correspondent à l'id de la catégorie passée en paramètre dans l'url</text:p>
      <text:p text:style-name="P1"/>
      <text:p text:style-name="P1">/login/</text:p>
      <text:p text:style-name="P1">Affiche un formulaire pour se connecter à l'application web</text:p>
      <text:p text:style-name="P1"/>
      <text:p text:style-name="P1">/loginPost/</text:p>
      <text:p text:style-name="P1">Envoi les informations du formulaire passées en POST pour se connecter</text:p>
      <text:p text:style-name="P1"/>
      <text:p text:style-name="P1">/register/</text:p>
      <text:p text:style-name="P1">Affiche un formulaire pour s'inscrire à l'application web</text:p>
      <text:p text:style-name="P1"/>
      <text:p text:style-name="P1">/registerPost/</text:p>
      <text:p text:style-name="P1">Envoi les informations du formulaire passées en POST pour s'inscrire</text:p>
      <text:p text:style-name="P1"/>
      <text:p text:style-name="P2">/boxes/</text:p>
      <text:p text:style-name="P2">Affiche la liste des coffrets créer par l'utilisateur connecté</text:p>
      <text:p text:style-name="P2"/>
      <text:p text:style-name="P3">/box/?id=x</text:p>
      <text:p text:style-name="P3">Affiche les détails d'un coffret par rapport à l'id passé en paramètre dans l'url</text:p>
      <text:p text:style-name="P3"/>
      <text:p text:style-name="P3">/box/new/</text:p>
      <text:p text:style-name="P3">Affiche un formulaire pour créer un coffrets</text:p>
      <text:p text:style-name="P3"/>
      <text:p text:style-name="P3">/box/post/</text:p>
      <text:p text:style-name="P3">Créer le coffret dans la BDD avec les données passées en POST</text:p>
      <text:p text:style-name="P3"/>
      <text:p text:style-name="P3">/box/add/?id=x&amp;add=x</text:p>
      <text:p text:style-name="P3">Ajoute une prestation (correspondant à add dans l'url) au coffret (correspondant à id dans l'url)</text:p>
      <text:p text:style-name="P3"/>
      <text:p text:style-name="P3">/box/<text:span text:style-name="T1">remove</text:span>/?id=x&amp;add=x</text:p>
      <text:p text:style-name="P3">Retire une prestation (correspondant à add dans l'url) au coffret (correspondant à id dans l'url)</text:p>
      <text:p text:style-name="P3"/>
      <text:p text:style-name="P4">/box/update/</text:p>
      <text:p text:style-name="P4">Modifie les données d'un coffret par rapport aux données passées en POST</text:p>
      <text:p text:style-name="P4"/>
      <text:p text:style-name="P4"/>
      <text:p text:style-name="P4"/>
      <text:p text:style-name="P4"><text:soft-page-break/>/box/confirm/?id=x</text:p>
      <text:p text:style-name="P4">Modifie l'état du coffret correspondant à id dans l'url et le met à 2 (validé), il est maintenant possible de payer</text:p>
      <text:p text:style-name="P4"/>
      <text:p text:style-name="P4">/box/summary/?id=x</text:p>
      <text:p text:style-name="P4">Affiche un récapitulatif du coffret avant de payer</text:p>
      <text:p text:style-name="P4"/>
      <text:p text:style-name="P4">/box/pay/?id=x</text:p>
      <text:p text:style-name="P4">Modifie l'état du coffret correspondant à id dans l'url et le met à 3 (payé), il est maintenant possible de générer l'url</text:p>
      <text:p text:style-name="P4"/>
      <text:p text:style-name="P5">/box/url/?id=x</text:p>
      <text:p text:style-name="P5">Génère l'url du coffret, le stocke dans laBDD, pour être ensuite transmis au destinataire <text:span text:style-name="T2">et passe l'état à 4 (transmis)</text:span></text:p>
      <text:p text:style-name="P5"/>
      <text:p text:style-name="P5">/box/receiver/?id=x</text:p>
      <text:p text:style-name="P5">Affiche le contenu du coffret pour le destinataire</text:p>
      <text:p text:style-name="P5"/>
      <text:p text:style-name="P6">/box/receiver/message/?id=x</text:p>
      <text:p text:style-name="P6">Ajoute un message de remerciement au créateur du coffret (correspondant à id dans l'url)</text:p>
      <text:p text:style-name="P6"/>
      <text:p text:style-name="P6">/profile/</text:p>
      <text:p text:style-name="P6">Affiche les informations du profil par rapport à l'id de la personne connectée (stockées en session ou cookie)</text:p>
      <text:p text:style-name="P6"/>
      <text:p text:style-name="P6">/profile/view/</text:p>
      <text:p text:style-name="P6">Affiche les informations du profil pour les modifier</text:p>
      <text:p text:style-name="P6"/>
      <text:p text:style-name="P6">/profile/update/</text:p>
      <text:p text:style-name="P6">Modifie les informations de l'utilisateur avec les données du formulaire passées en POST</text:p>
      <text:p text:style-name="P6"/>
      <text:p text:style-name="P6">/admin/</text:p>
      <text:p text:style-name="P6">Affiche la page d'accueil d'un utilisateur administrateur avec la liste des prestations pour les gérer</text:p>
      <text:p text:style-name="P6"/>
      <text:p text:style-name="P6">/admin/new/</text:p>
      <text:p text:style-name="P6">Affiche un formulaire pour ajouter une nouvelle prestations</text:p>
      <text:p text:style-name="P6"/>
      <text:p text:style-name="P6">/admin/prestation/post/</text:p>
      <text:p text:style-name="P6">Ajoute une prestation à la BDD par rapport aux données du formulaire passées en POST</text:p>
      <text:p text:style-name="P6"/>
      <text:p text:style-name="P6">/admin/prestation/?id=x</text:p>
      <text:p text:style-name="P6">Affiche les informations d'une prestation pour les modifier</text:p>
      <text:p text:style-name="P6"/>
      <text:p text:style-name="P6">/admin/prestation/update/</text:p>
      <text:p text:style-name="P6">Modifie les informations d'une prestation par rapport aux données du formulaire passées en POST</text:p>
      <text:p text:style-name="P6"/>
      <text:p text:style-name="P6">/admin/prestation/remove/</text:p>
      <text:p text:style-name="P6">Retire une prestation du catalogue par rapport à l'id passé en PO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24:15.415000000</meta:creation-date>
    <dc:date>2018-11-06T13:50:48.384000000</dc:date>
    <meta:editing-duration>PT23M27S</meta:editing-duration>
    <meta:editing-cycles>9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63" meta:word-count="414" meta:character-count="2843" meta:non-whitespace-character-count="2491"/>
  </office:meta>
</office:document-meta>
</file>